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Symmetric_20_Arrow" draw:marker-end-width="0.3cm" draw:fill="none" draw:fill-color="#cccccc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Symmetric_20_Arrow" draw:marker-end-width="0.3cm" draw:fill="none" draw:fill-color="#cccccc"/>
    </style:style>
    <style:style style:name="gr5" style:family="graphic" style:parent-style-name="objectwithoutfill">
      <style:graphic-properties draw:marker-end="Symmetric_20_Arrow" draw:marker-end-width="0.3cm" draw:fill="none"/>
    </style:style>
    <style:style style:name="gr6" style:family="graphic" style:parent-style-name="objectwithoutfill">
      <style:graphic-properties draw:marker-end="Symmetric_20_Arrow" draw:marker-end-width="0.3cm" draw:fill="none" draw:fill-color="#cccccc"/>
    </style:style>
    <style:style style:name="gr7" style:family="graphic" style:parent-style-name="objectwithoutfill">
      <style:graphic-properties draw:marker-end="Symmetric_20_Arrow" draw:marker-end-width="0.3cm" draw:fill="none" draw:fill-color="#cccccc"/>
    </style:style>
    <style:style style:name="gr8" style:family="graphic" style:parent-style-name="objectwithoutfill">
      <style:graphic-properties draw:marker-end="Symmetric_20_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" draw:marker-end="Symmetric_20_Arrow" draw:marker-end-width="0.3cm" draw:fill="none"/>
    </style:style>
    <style:style style:name="gr13" style:family="graphic" style:parent-style-name="objectwithoutfill">
      <style:graphic-properties draw:stroke="dash" draw:stroke-dash="Fine_20_Dashed" draw:marker-end="Symmetric_20_Arrow" draw:marker-end-width="0.3cm" draw:fill="none"/>
    </style:style>
    <style:style style:name="gr14" style:family="graphic" style:parent-style-name="objectwithoutfill">
      <style:graphic-properties draw:stroke="solid" draw:stroke-dash="Fine_20_Dashed" draw:marker-end="Symmetric_20_Arrow" draw:marker-end-width="0.3cm" draw:fill="none"/>
    </style:style>
    <style:style style:name="gr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stroke="solid" draw:stroke-dash="Fine_20_Dashed" draw:marker-end="Symmetric_20_Arrow" draw:marker-end-width="0.3cm" draw:fill="none"/>
    </style:style>
    <style:style style:name="gr17" style:family="graphic" style:parent-style-name="standard">
      <style:graphic-properties draw:stroke="solid" draw:stroke-dash="Fine_20_Dashed" svg:stroke-color="#000000" draw:fill="hatch" draw:fill-color="#cccccc" draw:fill-hatch-name="Black_20_45_20_Degrees_20_Wide" draw:fill-hatch-solid="false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color="#000000"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21.791cm" svg:y1="2.516cm" svg:x2="14.18cm" svg:y2="3.532cm" draw:start-shape="id1" draw:start-glue-point="6" draw:end-shape="id2" draw:end-glue-point="4" svg:d="m21791 2516v509h-7611v507" svg:viewBox="0 0 7612 1017">
          <text:p/>
        </draw:connector>
        <draw:custom-shape draw:style-name="gr2" draw:text-style-name="P1" xml:id="id1" draw:id="id1" draw:layer="layout" svg:width="2.482cm" svg:height="1.016cm" svg:x="20.55cm" svg:y="1.5cm">
          <text:p text:style-name="P1">ROUTING MAGIC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008cm" svg:height="2.032cm" svg:x="12.676cm" svg:y="3.532cm">
          <text:p text:style-name="P1">fmt_ex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4" draw:id="id14" draw:layer="layout" svg:width="3.096cm" svg:height="1.121cm" svg:x="8.564cm" svg:y="11.047cm">
          <text:p text:style-name="P1">get img</text:p>
          <text:p text:style-name="P1">metadata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xml:id="id4" draw:id="id4" draw:layer="layout" svg:width="2.926cm" svg:height="1.016cm" svg:x="8.672cm" svg:y="6.58cm">
          <text:p text:style-name="P1">415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draw:type="line" svg:x1="12.672cm" svg:y1="7.088cm" svg:x2="11.598cm" svg:y2="7.088cm" draw:start-shape="id3" draw:start-glue-point="5" draw:end-shape="id4" draw:end-glue-point="7" svg:d="m12672 7088h-1074" svg:viewBox="0 0 1075 1">
          <text:p>N</text:p>
          <text:p/>
          <text:p/>
        </draw:connector>
        <draw:custom-shape draw:style-name="gr2" draw:text-style-name="P1" xml:id="id3" draw:id="id3" draw:layer="layout" svg:width="3.052cm" svg:height="2.032cm" svg:x="12.672cm" svg:y="6.072cm">
          <text:p text:style-name="P1">fmt_suppor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14.18cm" svg:y1="5.564cm" svg:x2="14.198cm" svg:y2="6.072cm" draw:start-shape="id2" draw:start-glue-point="6" draw:end-shape="id3" draw:end-glue-point="4" svg:d="m14180 5564 18 508" svg:viewBox="0 0 19 509">
          <text:p><text:s text:c="3"/>Y</text:p>
        </draw:connector>
        <draw:custom-shape draw:style-name="gr2" draw:text-style-name="P1" xml:id="id5" draw:id="id5" draw:layer="layout" svg:width="3.088cm" svg:height="2.032cm" svg:x="12.636cm" svg:y="8.612cm">
          <text:p text:style-name="P1">in_cach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14.198cm" svg:y1="8.104cm" svg:x2="14.18cm" svg:y2="8.612cm" draw:start-shape="id3" draw:start-glue-point="6" draw:end-shape="id5" draw:end-glue-point="4" svg:d="m14198 8104-18 508" svg:viewBox="0 0 19 509">
          <text:p><text:s text:c="4"/>Y</text:p>
        </draw:connector>
        <draw:custom-shape draw:style-name="gr2" draw:text-style-name="P1" xml:id="id6" draw:id="id6" draw:layer="layout" svg:width="3.008cm" svg:height="2.032cm" svg:x="12.676cm" svg:y="11.152cm">
          <text:p text:style-name="P1">If-Mod-Since</text:p>
          <text:p text:style-name="P1">(ims)</text:p>
          <text:p text:style-name="P1">head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14.18cm" svg:y1="10.644cm" svg:x2="14.18cm" svg:y2="11.152cm" draw:start-shape="id5" draw:start-glue-point="6" draw:end-shape="id6" draw:end-glue-point="4" svg:d="m14180 10644v508" svg:viewBox="0 0 1 509">
          <text:p><text:s text:c="4"/>Y</text:p>
        </draw:connector>
        <draw:custom-shape draw:style-name="gr2" draw:text-style-name="P1" xml:id="id7" draw:id="id7" draw:layer="layout" svg:width="3.048cm" svg:height="1.14cm" svg:x="12.676cm" svg:y="13.692cm">
          <text:p text:style-name="P1">read timestamp</text:p>
          <text:p text:style-name="P1">from file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layer="layout" draw:type="line" svg:x1="14.18cm" svg:y1="13.184cm" svg:x2="14.2cm" svg:y2="13.692cm" draw:start-shape="id6" draw:start-glue-point="6" draw:end-shape="id7" svg:d="m14180 13184 20 508" svg:viewBox="0 0 21 509">
          <text:p><text:s text:c="3"/>Y</text:p>
        </draw:connector>
        <draw:custom-shape draw:style-name="gr2" draw:text-style-name="P1" xml:id="id8" draw:id="id8" draw:layer="layout" svg:width="3.048cm" svg:height="1.9cm" svg:x="12.676cm" svg:y="15.348cm">
          <text:p text:style-name="P1">ims &gt;= </text:p>
          <text:p text:style-name="P1">timestamp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layer="layout" draw:type="line" svg:x1="14.2cm" svg:y1="14.832cm" svg:x2="14.2cm" svg:y2="15.348cm" draw:start-shape="id7" draw:start-glue-point="6" draw:end-shape="id8" draw:end-glue-point="4" svg:d="m14200 14832v516" svg:viewBox="0 0 1 517">
          <text:p><text:s text:c="3"/>Y</text:p>
        </draw:connector>
        <draw:connector draw:style-name="gr6" draw:layer="layout" draw:type="line" svg:x1="14.2cm" svg:y1="17.248cm" svg:x2="14.2cm" svg:y2="17.756cm" draw:start-shape="id8" draw:start-glue-point="6" draw:end-shape="id9" svg:d="m14200 17248v508" svg:viewBox="0 0 1 509">
          <text:p><text:s text:c="4"/>Y</text:p>
        </draw:connector>
        <draw:custom-shape draw:style-name="gr3" draw:text-style-name="P1" xml:id="id9" draw:id="id9" draw:layer="layout" svg:width="3.048cm" svg:height="1.016cm" svg:x="12.676cm" svg:y="17.756cm">
          <text:p text:style-name="P1">304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10" draw:id="id10" draw:layer="layout" svg:width="3.02cm" svg:height="2.048cm" svg:x="10.632cm" svg:y="24.352cm">
          <text:p text:style-name="P1">200 w/ img &amp;</text:p>
          <text:p text:style-name="P1">Last Mod, </text:p>
          <text:p text:style-name="P1">Length, </text:p>
          <text:p text:style-name="P1">Media type</text:p>
          <text:p text:style-name="P1">etc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layer="layout" draw:line-skew="0.046cm 2.543cm" svg:x1="15.684cm" svg:y1="12.168cm" svg:x2="12.142cm" svg:y2="24.352cm" draw:start-shape="id6" draw:start-glue-point="7" draw:end-shape="id10" draw:end-glue-point="4" svg:d="m15684 12168h548v9144h-4090v3040" svg:viewBox="0 0 4091 12185">
          <text:p/>
        </draw:connector>
        <draw:custom-shape draw:style-name="gr2" draw:text-style-name="P1" xml:id="id11" draw:id="id11" draw:layer="layout" svg:width="3.084cm" svg:height="2.032cm" svg:x="8.572cm" svg:y="8.612cm">
          <text:p text:style-name="P1">id is </text:p>
          <text:p text:style-name="P1">resolvab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12.636cm" svg:y1="9.628cm" svg:x2="11.656cm" svg:y2="9.628cm" draw:start-shape="id5" draw:start-glue-point="5" draw:end-shape="id11" draw:end-glue-point="7" svg:d="m12636 9628h-980" svg:viewBox="0 0 981 1">
          <text:p>N</text:p>
          <text:p/>
          <text:p/>
        </draw:connector>
        <draw:connector draw:style-name="gr8" draw:layer="layout" draw:line-skew="0.006cm 0.511cm" svg:x1="15.724cm" svg:y1="16.298cm" svg:x2="12.142cm" svg:y2="24.352cm" draw:start-shape="id8" draw:start-glue-point="7" draw:end-shape="id10" draw:end-glue-point="4" svg:d="m15724 16298h508v5014h-4090v3040" svg:viewBox="0 0 4091 8055">
          <text:p/>
        </draw:connector>
        <draw:connector draw:style-name="gr5" draw:layer="layout" draw:type="line" svg:x1="15.684cm" svg:y1="4.548cm" svg:x2="16.74cm" svg:y2="4.548cm" draw:start-shape="id2" draw:start-glue-point="7" draw:end-shape="id12" draw:end-glue-point="5" svg:d="m15684 4548h1056" svg:viewBox="0 0 1057 1">
          <text:p>N</text:p>
          <text:p/>
          <text:p/>
        </draw:connector>
        <draw:frame draw:style-name="gr9" draw:layer="layout" svg:width="0.671cm" svg:height="0.586cm" svg:x="15.981cm" svg:y="11.609cm">
          <draw:text-box>
            <text:p>N</text:p>
          </draw:text-box>
        </draw:frame>
        <draw:custom-shape draw:style-name="gr3" draw:text-style-name="P1" xml:id="id13" draw:id="id13" draw:layer="layout" svg:width="3.05cm" svg:height="1.016cm" svg:x="4.548cm" svg:y="9.12cm">
          <text:p text:style-name="P1">400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draw:type="line" svg:x1="8.572cm" svg:y1="9.628cm" svg:x2="7.598cm" svg:y2="9.628cm" draw:start-shape="id11" draw:start-glue-point="5" draw:end-shape="id13" draw:end-glue-point="7" svg:d="m8572 9628h-974" svg:viewBox="0 0 975 1">
          <text:p>N</text:p>
          <text:p/>
          <text:p/>
        </draw:connector>
        <draw:connector draw:style-name="gr5" draw:layer="layout" draw:type="line" svg:x1="10.114cm" svg:y1="10.644cm" svg:x2="10.112cm" svg:y2="11.047cm" draw:start-shape="id11" draw:start-glue-point="6" draw:end-shape="id14" draw:end-glue-point="0" svg:d="m10114 10644-2 403" svg:viewBox="0 0 3 404">
          <text:p><text:s text:c="3"/>Y</text:p>
        </draw:connector>
        <draw:custom-shape draw:style-name="gr2" draw:text-style-name="P1" xml:id="id17" draw:id="id17" draw:layer="layout" svg:width="3.048cm" svg:height="1.016cm" svg:x="8.612cm" svg:y="18.256cm">
          <text:p text:style-name="P1">derive im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4.072cm" svg:height="4.064cm" svg:x="2cm" svg:y="11.184cm">
          <text:p text:style-name="P1">Any exceptions </text:p>
          <text:p text:style-name="P1">related to software </text:p>
          <text:p text:style-name="P1">or source images </text:p>
          <text:p text:style-name="P1">(most likely to happen</text:p>
          <text:p text:style-name="P1">here) are server-</text:p>
          <text:p text:style-name="P1">side and thus </text:p>
          <text:p text:style-name="P1">should not occur. </text:p>
          <text:p text:style-name="P1">Catch and return a </text:p>
          <text:p text:style-name="P1">5xx if you mus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3.048cm" svg:height="2.032cm" svg:x="8.612cm" svg:y="12.676cm">
          <text:p text:style-name="P1">redirect to</text:p>
          <text:p text:style-name="P1">canonical</text:p>
          <text:p text:style-name="P1">enabled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layer="layout" draw:type="line" svg:x1="10.112cm" svg:y1="12.168cm" svg:x2="10.136cm" svg:y2="12.676cm" draw:start-shape="id14" draw:start-glue-point="2" draw:end-shape="id15" draw:end-glue-point="4" svg:d="m10112 12168 24 508" svg:viewBox="0 0 25 509">
          <text:p/>
        </draw:connector>
        <draw:custom-shape draw:style-name="gr2" draw:text-style-name="P1" xml:id="id16" draw:id="id16" draw:layer="layout" svg:width="3.048cm" svg:height="1.972cm" svg:x="8.612cm" svg:y="15.276cm">
          <text:p text:style-name="P1">URI is</text:p>
          <text:p text:style-name="P1">cannonic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10.136cm" svg:y1="14.708cm" svg:x2="10.136cm" svg:y2="15.276cm" draw:start-shape="id15" draw:start-glue-point="6" draw:end-shape="id16" draw:end-glue-point="4" svg:d="m10136 14708v568" svg:viewBox="0 0 1 569">
          <text:p><text:s text:c="4"/>Y</text:p>
        </draw:connector>
        <draw:frame draw:style-name="gr9" draw:layer="layout" svg:width="0.671cm" svg:height="0.921cm" svg:x="15.64cm" svg:y="15.701cm">
          <draw:text-box>
            <text:p>N</text:p>
            <text:p/>
          </draw:text-box>
        </draw:frame>
        <draw:connector draw:style-name="gr5" draw:layer="layout" draw:type="line" svg:x1="10.136cm" svg:y1="17.248cm" svg:x2="10.136cm" svg:y2="18.256cm" draw:start-shape="id16" draw:start-glue-point="6" draw:end-shape="id17" draw:end-glue-point="4" svg:d="m10136 17248v1008" svg:viewBox="0 0 1 1009">
          <text:p>Y <text:s text:c="3"/></text:p>
        </draw:connector>
        <draw:custom-shape draw:style-name="gr3" draw:text-style-name="P1" xml:id="id18" draw:id="id18" draw:layer="layout" svg:width="3.048cm" svg:height="1.016cm" svg:x="4.556cm" svg:y="15.724cm">
          <text:p text:style-name="P1">301 to</text:p>
          <text:p text:style-name="P1">cannonical URI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draw:type="line" svg:x1="8.612cm" svg:y1="16.262cm" svg:x2="7.604cm" svg:y2="16.232cm" draw:start-shape="id16" draw:start-glue-point="5" draw:end-shape="id18" draw:end-glue-point="7" svg:d="m8612 16262-1008-30" svg:viewBox="0 0 1009 31">
          <text:p>N</text:p>
          <text:p/>
          <text:p/>
        </draw:connector>
        <draw:connector draw:style-name="gr8" draw:layer="layout" draw:line-skew="0cm 1.281cm" svg:x1="11.66cm" svg:y1="13.692cm" svg:x2="10.136cm" svg:y2="18.256cm" draw:start-shape="id15" draw:start-glue-point="7" draw:end-shape="id17" draw:end-glue-point="4" svg:d="m11660 13692h502v4072h-2026v492" svg:viewBox="0 0 2027 4565">
          <text:p/>
        </draw:connector>
        <draw:frame draw:style-name="gr9" draw:layer="layout" svg:width="0.671cm" svg:height="0.586cm" svg:x="11.46cm" svg:y="13.098cm">
          <draw:text-box>
            <text:p>N</text:p>
          </draw:text-box>
        </draw:frame>
        <draw:custom-shape draw:style-name="gr2" draw:text-style-name="P1" xml:id="id19" draw:id="id19" draw:layer="layout" svg:width="3.048cm" svg:height="2.032cm" svg:x="8.612cm" svg:y="19.788cm">
          <text:p text:style-name="P1">param arg</text:p>
          <text:p text:style-name="P1">exception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layer="layout" draw:type="lines" svg:x1="10.136cm" svg:y1="19.272cm" svg:x2="10.136cm" svg:y2="19.788cm" draw:start-shape="id17" draw:start-glue-point="6" draw:end-shape="id19" draw:end-glue-point="4" svg:d="m10136 19272v502-487 501" svg:viewBox="0 0 1 517">
          <text:p/>
        </draw:connector>
        <draw:connector draw:style-name="gr8" draw:layer="layout" draw:line-skew="0.003cm" svg:x1="10.136cm" svg:y1="23.344cm" svg:x2="12.142cm" svg:y2="24.352cm" draw:start-shape="id20" draw:start-glue-point="6" draw:end-shape="id10" draw:end-glue-point="4" svg:d="m10136 23344v508h2006v500" svg:viewBox="0 0 2007 1009">
          <text:p/>
        </draw:connector>
        <draw:frame draw:style-name="gr9" draw:layer="layout" svg:width="0.671cm" svg:height="0.586cm" svg:x="10.444cm" svg:y="21.615cm">
          <draw:text-box>
            <text:p>N</text:p>
          </draw:text-box>
        </draw:frame>
        <draw:custom-shape draw:style-name="gr3" draw:text-style-name="P1" xml:id="id21" draw:id="id21" draw:layer="layout" svg:width="2.942cm" svg:height="1.016cm" svg:x="4.654cm" svg:y="20.296cm">
          <text:p text:style-name="P1">400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draw:type="line" svg:x1="8.612cm" svg:y1="20.804cm" svg:x2="7.596cm" svg:y2="20.804cm" draw:start-shape="id19" draw:start-glue-point="5" draw:end-shape="id21" draw:end-glue-point="7" svg:d="m8612 20804h-1016" svg:viewBox="0 0 1017 1">
          <text:p>Y</text:p>
          <text:p/>
          <text:p/>
        </draw:connector>
        <draw:custom-shape draw:style-name="gr11" draw:text-style-name="P1" draw:layer="layout" svg:width="10.668cm" svg:height="9.144cm" svg:x="1.5cm" svg:y="10.6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048cm" svg:height="2.032cm" svg:x="16.74cm" svg:y="3.532cm">
          <text:p text:style-name="P1">image/*</text:p>
          <text:p text:style-name="P1">Accept hd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2" draw:id="id22" draw:layer="layout" svg:width="3.048cm" svg:height="1.016cm" svg:x="16.74cm" svg:y="6.072cm">
          <text:p text:style-name="P1">map Accept </text:p>
          <text:p text:style-name="P1">to a fmt_e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layer="layout" draw:type="line" svg:x1="18.264cm" svg:y1="5.564cm" svg:x2="18.264cm" svg:y2="6.072cm" draw:start-shape="id12" draw:start-glue-point="6" draw:end-shape="id22" draw:end-glue-point="4" svg:d="m18264 5564v508" svg:viewBox="0 0 1 509">
          <text:p><text:s text:c="4"/>Y</text:p>
        </draw:connector>
        <draw:custom-shape draw:style-name="gr2" draw:text-style-name="P1" xml:id="id23" draw:id="id23" draw:layer="layout" svg:width="3.048cm" svg:height="2.032cm" svg:x="16.74cm" svg:y="7.596cm">
          <text:p text:style-name="P1">redirect to</text:p>
          <text:p text:style-name="P1">canonical</text:p>
          <text:p text:style-name="P1">enabled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layer="layout" draw:type="line" svg:x1="18.264cm" svg:y1="7.088cm" svg:x2="18.264cm" svg:y2="7.596cm" draw:start-shape="id22" draw:start-glue-point="6" draw:end-shape="id23" draw:end-glue-point="4" svg:d="m18264 7088v508" svg:viewBox="0 0 1 509">
          <text:p/>
        </draw:connector>
        <draw:custom-shape draw:style-name="gr2" draw:text-style-name="P1" xml:id="id20" draw:id="id20" draw:layer="layout" svg:width="3.048cm" svg:height="1.016cm" svg:x="8.612cm" svg:y="22.328cm">
          <text:p text:style-name="P1">write to cach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layer="layout" svg:x1="16.74cm" svg:y1="8.612cm" svg:x2="14.198cm" svg:y2="6.072cm" draw:start-shape="id23" draw:start-glue-point="5" draw:end-shape="id3" draw:end-glue-point="4" svg:d="m16740 8612h-507v-3041h-2035v501" svg:viewBox="0 0 2543 3042">
          <text:p/>
        </draw:connector>
        <draw:frame draw:style-name="gr15" draw:layer="layout" svg:width="0.671cm" svg:height="0.586cm" svg:x="16.182cm" svg:y="7.977cm">
          <draw:text-box>
            <text:p>N</text:p>
          </draw:text-box>
        </draw:frame>
        <draw:custom-shape draw:style-name="gr3" draw:text-style-name="P1" xml:id="id24" draw:id="id24" draw:layer="layout" svg:width="3.048cm" svg:height="1.016cm" svg:x="16.74cm" svg:y="10.136cm">
          <text:p text:style-name="P1">301 to URI </text:p>
          <text:p text:style-name="P1">with extens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layer="layout" draw:type="line" svg:x1="18.264cm" svg:y1="9.628cm" svg:x2="18.264cm" svg:y2="10.136cm" draw:start-shape="id23" draw:start-glue-point="6" draw:end-shape="id24" draw:end-glue-point="4" svg:d="m18264 9628v508" svg:viewBox="0 0 1 509">
          <text:p><text:s text:c="3"/>Y</text:p>
        </draw:connector>
        <draw:frame draw:style-name="gr15" draw:layer="layout" svg:width="11.847cm" svg:height="0.586cm" svg:x="8.028cm" svg:y="2.33cm">
          <draw:text-box>
            <text:p>get_img(request, id, region, size, rotation, quality, fmt_ext=None)</text:p>
          </draw:text-box>
        </draw:frame>
        <draw:connector draw:style-name="gr14" draw:layer="layout" svg:x1="21.791cm" svg:y1="2.516cm" svg:x2="23.884cm" svg:y2="3.532cm" draw:start-shape="id1" draw:start-glue-point="6" draw:end-shape="id25" draw:end-glue-point="4" svg:d="m21791 2516v509h2093v507" svg:viewBox="0 0 2094 1017">
          <text:p/>
        </draw:connector>
        <draw:frame draw:style-name="gr15" draw:layer="layout" svg:width="4.058cm" svg:height="0.586cm" svg:x="22.536cm" svg:y="2.356cm">
          <draw:text-box>
            <text:p>get_info(request, id)</text:p>
          </draw:text-box>
        </draw:frame>
        <draw:connector draw:style-name="gr16" draw:layer="layout" svg:x1="21.791cm" svg:y1="2.516cm" svg:x2="36.04cm" svg:y2="3.532cm" draw:start-shape="id1" draw:start-glue-point="6" draw:end-shape="id26" draw:end-glue-point="4" svg:d="m21791 2516v509h14249v507" svg:viewBox="0 0 14250 1017">
          <text:p>`</text:p>
        </draw:connector>
        <draw:frame draw:style-name="gr15" draw:layer="layout" svg:width="3.381cm" svg:height="0.586cm" svg:x="33.895cm" svg:y="2.384cm">
          <draw:text-box>
            <text:p>get_bare(request)</text:p>
          </draw:text-box>
        </draw:frame>
        <draw:custom-shape draw:style-name="gr2" draw:text-style-name="P1" xml:id="id25" draw:id="id25" draw:layer="layout" svg:width="4.064cm" svg:height="3.048cm" svg:x="21.852cm" svg:y="3.532cm">
          <text:p text:style-name="P1">(cors enabled </text:p>
          <text:p text:style-name="P1">AND origin in </text:p>
          <text:p text:style-name="P1">whitelist)</text:p>
          <text:p text:style-name="P1">OR loc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" xml:id="id27" draw:id="id27" draw:layer="layout" svg:width="2.54cm" svg:height="1.016cm" svg:x="27.024cm" svg:y="4.548cm">
          <text:p text:style-name="P1">Browser will</text:p>
          <text:p text:style-name="P1">block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8" draw:text-style-name="P1" xml:id="id28" draw:id="id28" draw:layer="layout" svg:width="3.048cm" svg:height="1.524cm" svg:x="22.36cm" svg:y="7.088cm">
          <text:p text:style-name="P1">access-control-</text:p>
          <text:p text:style-name="P1">allow-origin = </text:p>
          <text:p text:style-name="P1">origi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" svg:x1="25.916cm" svg:y1="5.056cm" svg:x2="27.024cm" svg:y2="5.056cm" draw:start-shape="id25" draw:start-glue-point="7" draw:end-shape="id27" draw:end-glue-point="5" svg:d="m25916 5056h1108" svg:viewBox="0 0 1109 1">
          <text:p>N</text:p>
          <text:p/>
          <text:p/>
        </draw:connector>
        <draw:connector draw:style-name="gr5" draw:layer="layout" draw:type="line" svg:x1="23.884cm" svg:y1="6.58cm" svg:x2="23.884cm" svg:y2="7.088cm" draw:start-shape="id25" draw:start-glue-point="6" draw:end-shape="id28" draw:end-glue-point="4" svg:d="m23884 6580v508" svg:viewBox="0 0 1 509">
          <text:p><text:s text:c="4"/>Y</text:p>
        </draw:connector>
        <draw:custom-shape draw:style-name="gr2" draw:text-style-name="P1" xml:id="id29" draw:id="id29" draw:layer="layout" svg:width="3.05cm" svg:height="2.032cm" svg:x="26.424cm" svg:y="12.168cm">
          <text:p text:style-name="P1">id is </text:p>
          <text:p text:style-name="P1">resolvable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30" draw:id="id30" draw:layer="layout" svg:width="3.05cm" svg:height="1.016cm" svg:x="30.488cm" svg:y="12.676cm">
          <text:p text:style-name="P1">400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draw:type="line" svg:x1="29.474cm" svg:y1="13.184cm" svg:x2="30.488cm" svg:y2="13.184cm" draw:start-shape="id29" draw:start-glue-point="7" draw:end-shape="id30" draw:end-glue-point="5" svg:d="m29474 13184h1014" svg:viewBox="0 0 1015 1">
          <text:p>N</text:p>
          <text:p/>
          <text:p/>
        </draw:connector>
        <draw:custom-shape draw:style-name="gr2" draw:text-style-name="P1" xml:id="id31" draw:id="id31" draw:layer="layout" svg:width="3.112cm" svg:height="2.032cm" svg:x="22.336cm" svg:y="12.168cm">
          <text:p text:style-name="P1">in_cach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25.448cm" svg:y1="13.184cm" svg:x2="26.424cm" svg:y2="13.184cm" draw:start-shape="id31" draw:start-glue-point="7" draw:end-shape="id29" draw:end-glue-point="5" svg:d="m25448 13184h976" svg:viewBox="0 0 977 1">
          <text:p>N</text:p>
          <text:p/>
          <text:p/>
        </draw:connector>
        <draw:custom-shape draw:style-name="gr2" draw:text-style-name="P1" xml:id="id32" draw:id="id32" draw:layer="layout" svg:width="3.072cm" svg:height="2.032cm" svg:x="22.336cm" svg:y="14.708cm">
          <text:p text:style-name="P1">If-Mod-Since</text:p>
          <text:p text:style-name="P1">(ims)</text:p>
          <text:p text:style-name="P1">head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23.892cm" svg:y1="14.2cm" svg:x2="23.872cm" svg:y2="14.708cm" draw:start-shape="id31" draw:start-glue-point="6" draw:end-shape="id32" draw:end-glue-point="4" svg:d="m23892 14200-20 508" svg:viewBox="0 0 21 509">
          <text:p><text:s text:c="4"/>Y</text:p>
        </draw:connector>
        <draw:custom-shape draw:style-name="gr2" draw:text-style-name="P1" xml:id="id33" draw:id="id33" draw:layer="layout" svg:width="3.048cm" svg:height="2.032cm" svg:x="22.36cm" svg:y="9.12cm">
          <text:p text:style-name="P1">fmt_ex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layer="layout" draw:type="line" svg:x1="23.884cm" svg:y1="11.152cm" svg:x2="23.892cm" svg:y2="12.168cm" draw:end-shape="id31" draw:end-glue-point="4" svg:d="m23884 11152 8 1016" svg:viewBox="0 0 9 1017">
          <text:p/>
        </draw:connector>
        <draw:connector draw:style-name="gr8" draw:layer="layout" draw:type="line" svg:x1="23.884cm" svg:y1="8.612cm" svg:x2="23.884cm" svg:y2="9.12cm" draw:start-shape="id28" draw:end-shape="id33" draw:end-glue-point="4" svg:d="m23884 8612v508" svg:viewBox="0 0 1 509">
          <text:p/>
        </draw:connector>
        <draw:custom-shape draw:style-name="gr2" draw:text-style-name="P1" xml:id="id34" draw:id="id34" draw:layer="layout" svg:width="3.048cm" svg:height="2.032cm" svg:x="26.424cm" svg:y="9.12cm">
          <text:p text:style-name="P1">redirect to</text:p>
          <text:p text:style-name="P1">canonical</text:p>
          <text:p text:style-name="P1">enabled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25.408cm" svg:y1="10.136cm" svg:x2="26.424cm" svg:y2="10.136cm" draw:start-shape="id33" draw:start-glue-point="7" draw:end-shape="id34" draw:end-glue-point="5" svg:d="m25408 10136h1016" svg:viewBox="0 0 1017 1">
          <text:p>N</text:p>
          <text:p/>
          <text:p/>
        </draw:connector>
        <draw:custom-shape draw:style-name="gr3" draw:text-style-name="P1" xml:id="id35" draw:id="id35" draw:layer="layout" svg:width="3.048cm" svg:height="1.016cm" svg:x="30.488cm" svg:y="9.628cm">
          <text:p text:style-name="P1">301 to URI </text:p>
          <text:p text:style-name="P1">with extens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draw:type="line" svg:x1="29.472cm" svg:y1="10.136cm" svg:x2="30.488cm" svg:y2="10.136cm" draw:start-shape="id34" draw:start-glue-point="7" draw:end-shape="id35" draw:end-glue-point="5" svg:d="m29472 10136h1016" svg:viewBox="0 0 1017 1">
          <text:p>Y</text:p>
          <text:p/>
          <text:p/>
        </draw:connector>
        <draw:custom-shape draw:style-name="gr2" draw:text-style-name="P1" xml:id="id37" draw:id="id37" draw:layer="layout" svg:width="3.048cm" svg:height="2.052cm" svg:x="22.336cm" svg:y="19.796cm">
          <text:p text:style-name="P1">ims &gt;= </text:p>
          <text:p text:style-name="P1">timestamp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39" draw:id="id39" draw:layer="layout" svg:width="3.048cm" svg:height="1.108cm" svg:x="26.426cm" svg:y="15.716cm">
          <text:p text:style-name="P1">get img</text:p>
          <text:p text:style-name="P1">metadata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36" draw:id="id36" draw:layer="layout" svg:width="3.048cm" svg:height="1.532cm" svg:x="22.336cm" svg:y="17.248cm">
          <text:p text:style-name="P1">read timestamp</text:p>
          <text:p text:style-name="P1">from file system</text:p>
          <text:p text:style-name="P1">(or mem cach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8" draw:id="id38" draw:layer="layout" svg:width="3.048cm" svg:height="1.016cm" svg:x="22.362cm" svg:y="22.32cm">
          <text:p text:style-name="P1">304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layer="layout" svg:x1="23.86cm" svg:y1="18.78cm" svg:x2="23.86cm" svg:y2="19.796cm" draw:start-shape="id36" draw:start-glue-point="6" draw:end-shape="id37" draw:end-glue-point="4" svg:d="m23860 18780v1016" svg:viewBox="0 0 1 1017">
          <text:p/>
        </draw:connector>
        <draw:connector draw:style-name="gr5" draw:layer="layout" svg:x1="23.86cm" svg:y1="21.848cm" svg:x2="23.886cm" svg:y2="22.32cm" draw:start-shape="id37" draw:start-glue-point="6" draw:end-shape="id38" draw:end-glue-point="4" svg:d="m23860 21848v237h26v235" svg:viewBox="0 0 27 473">
          <text:p><text:s text:c="4"/>Y</text:p>
        </draw:connector>
        <draw:custom-shape draw:style-name="gr2" draw:text-style-name="P1" xml:id="id40" draw:id="id40" draw:layer="layout" svg:width="3.048cm" svg:height="1.032cm" svg:x="26.426cm" svg:y="17.732cm">
          <text:p text:style-name="P1">write to cach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s" svg:x1="27.949cm" svg:y1="14.2cm" svg:x2="27.95cm" svg:y2="15.716cm" draw:start-shape="id29" draw:start-glue-point="6" draw:end-shape="id39" draw:end-glue-point="0" svg:d="m27949 14200v502l1 513v501" svg:viewBox="0 0 2 1517">
          <text:p><text:s text:c="4"/>Y</text:p>
          <text:p/>
          <text:p/>
          <text:p/>
        </draw:connector>
        <draw:connector draw:style-name="gr5" draw:layer="layout" draw:type="line" svg:x1="23.872cm" svg:y1="16.74cm" svg:x2="23.86cm" svg:y2="17.248cm" draw:start-shape="id32" draw:start-glue-point="6" draw:end-shape="id36" draw:end-glue-point="4" svg:d="m23872 16740-12 508" svg:viewBox="0 0 13 509">
          <text:p><text:s text:c="4"/>Y</text:p>
        </draw:connector>
        <draw:connector draw:style-name="gr8" draw:layer="layout" draw:type="line" svg:x1="27.95cm" svg:y1="16.824cm" svg:x2="27.95cm" svg:y2="17.732cm" draw:start-shape="id39" draw:start-glue-point="2" draw:end-shape="id40" draw:end-glue-point="4" svg:d="m27950 16824v908" svg:viewBox="0 0 1 909">
          <text:p/>
        </draw:connector>
        <draw:connector draw:style-name="gr8" draw:layer="layout" draw:type="line" svg:x1="10.136cm" svg:y1="21.82cm" svg:x2="10.136cm" svg:y2="22.328cm" draw:start-shape="id19" draw:start-glue-point="6" draw:end-shape="id20" draw:end-glue-point="4" svg:d="m10136 21820v508" svg:viewBox="0 0 1 509">
          <text:p/>
        </draw:connector>
        <draw:connector draw:style-name="gr5" draw:layer="layout" svg:x1="27.948cm" svg:y1="11.152cm" svg:x2="23.892cm" svg:y2="12.168cm" draw:start-shape="id34" draw:start-glue-point="6" draw:end-shape="id31" draw:end-glue-point="4" svg:d="m27948 11152v509h-4056v507" svg:viewBox="0 0 4057 1017">
          <text:p>N</text:p>
          <text:p/>
          <text:p/>
        </draw:connector>
        <draw:custom-shape draw:style-name="gr3" draw:text-style-name="P1" xml:id="id41" draw:id="id41" draw:layer="layout" svg:width="2.996cm" svg:height="2.032cm" svg:x="26.452cm" svg:y="19.78cm">
          <text:p text:style-name="P1">200 w/ info &amp;</text:p>
          <text:p text:style-name="P1">Last Mod, </text:p>
          <text:p text:style-name="P1">Length, etc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layer="layout" draw:line-skew="-0.039cm" svg:x1="25.408cm" svg:y1="15.724cm" svg:x2="26.452cm" svg:y2="20.796cm" draw:start-shape="id32" draw:start-glue-point="7" draw:end-shape="id41" draw:end-glue-point="5" svg:d="m25408 15724h484v5072h560" svg:viewBox="0 0 1045 5073">
          <text:p/>
        </draw:connector>
        <draw:connector draw:style-name="gr8" draw:layer="layout" draw:type="line" svg:x1="27.95cm" svg:y1="18.764cm" svg:x2="27.95cm" svg:y2="19.78cm" draw:start-shape="id40" draw:start-glue-point="6" draw:end-shape="id41" draw:end-glue-point="4" svg:d="m27950 18764v1016" svg:viewBox="0 0 1 1017">
          <text:p/>
        </draw:connector>
        <draw:frame draw:style-name="gr9" draw:layer="layout" svg:width="0.671cm" svg:height="0.586cm" svg:x="25.408cm" svg:y="15.025cm">
          <draw:text-box>
            <text:p>N</text:p>
          </draw:text-box>
        </draw:frame>
        <draw:connector draw:style-name="gr8" draw:layer="layout" draw:type="line" svg:x1="25.384cm" svg:y1="20.822cm" svg:x2="26.452cm" svg:y2="20.796cm" draw:start-shape="id37" draw:start-glue-point="7" draw:end-shape="id41" draw:end-glue-point="5" svg:d="m25384 20822 1068-26" svg:viewBox="0 0 1069 27">
          <text:p/>
        </draw:connector>
        <draw:frame draw:style-name="gr9" draw:layer="layout" svg:width="0.671cm" svg:height="0.586cm" svg:x="25.308cm" svg:y="20.229cm">
          <draw:text-box>
            <text:p>N</text:p>
          </draw:text-box>
        </draw:frame>
        <draw:custom-shape draw:style-name="gr2" draw:text-style-name="P1" xml:id="id26" draw:id="id26" draw:layer="layout" svg:width="3.008cm" svg:height="2.032cm" svg:x="34.536cm" svg:y="3.532cm">
          <text:p text:style-name="P1">path_is_</text:p>
          <text:p text:style-name="P1">resolvable_i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42" draw:id="id42" draw:layer="layout" svg:width="3.05cm" svg:height="1.016cm" svg:x="38.6cm" svg:y="4.04cm">
          <text:p text:style-name="P1">400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draw:type="line" svg:x1="37.544cm" svg:y1="4.548cm" svg:x2="38.6cm" svg:y2="4.548cm" draw:start-shape="id26" draw:start-glue-point="7" draw:end-shape="id42" draw:end-glue-point="5" svg:d="m37544 4548h1056" svg:viewBox="0 0 1057 1">
          <text:p>N</text:p>
          <text:p/>
          <text:p/>
        </draw:connector>
        <draw:custom-shape draw:style-name="gr2" draw:text-style-name="P1" xml:id="id43" draw:id="id43" draw:layer="layout" svg:width="3.048cm" svg:height="2.032cm" svg:x="34.536cm" svg:y="6.072cm">
          <text:p text:style-name="P1">redirect to</text:p>
          <text:p text:style-name="P1">canonical</text:p>
          <text:p text:style-name="P1">enabled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layer="layout" draw:type="line" svg:x1="36.04cm" svg:y1="5.564cm" svg:x2="36.06cm" svg:y2="6.072cm" draw:start-shape="id26" draw:start-glue-point="6" draw:end-shape="id43" draw:end-glue-point="4" svg:d="m36040 5564 20 508" svg:viewBox="0 0 21 509">
          <text:p>Y <text:s text:c="2"/></text:p>
        </draw:connector>
        <draw:custom-shape draw:style-name="gr2" draw:text-style-name="P1" draw:layer="layout" svg:width="3.048cm" svg:height="2.032cm" svg:x="26.424cm" svg:y="9.12cm">
          <text:p text:style-name="P1">redirect to</text:p>
          <text:p text:style-name="P1">canonical</text:p>
          <text:p text:style-name="P1">enabled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3.048cm" svg:height="2.032cm" svg:x="26.424cm" svg:y="9.12cm">
          <text:p text:style-name="P1">redirect to</text:p>
          <text:p text:style-name="P1">canonical</text:p>
          <text:p text:style-name="P1">enabled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44" draw:id="id44" draw:layer="layout" svg:width="3.048cm" svg:height="1.016cm" svg:x="38.6cm" svg:y="6.58cm">
          <text:p text:style-name="P1">301 to URI </text:p>
          <text:p text:style-name="P1">with info.js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draw:type="line" svg:x1="37.584cm" svg:y1="7.088cm" svg:x2="38.6cm" svg:y2="7.088cm" draw:start-shape="id43" draw:start-glue-point="7" draw:end-shape="id44" draw:end-glue-point="5" svg:d="m37584 7088h1016" svg:viewBox="0 0 1017 1">
          <text:p>Y</text:p>
          <text:p/>
          <text:p/>
        </draw:connector>
        <draw:connector draw:style-name="gr8" draw:layer="layout" draw:line-skew="3.305cm" svg:x1="36.06cm" svg:y1="8.104cm" svg:x2="27.95cm" svg:y2="15.716cm" draw:start-shape="id43" draw:start-glue-point="6" draw:end-shape="id39" draw:end-glue-point="0" svg:d="m36060 8104v7112h-8110v500" svg:viewBox="0 0 8111 7613">
          <text:p/>
        </draw:connector>
        <draw:frame draw:style-name="gr9" draw:layer="layout" svg:width="0.671cm" svg:height="0.586cm" svg:x="36.044cm" svg:y="8.243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DejaVu Sans Mono3" fo:font-size="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Symmetric_20_Arrow" draw:marker-start-width="0.2cm" draw:marker-end="Symmetric_20_Arrow" draw:marker-end-width="0.2cm" draw:fill="none" draw:show-unit="true"/>
      <style:text-properties fo:font-size="12pt"/>
    </style:style>
    <style:style style:name="Terminus" style:family="graphic" style:parent-style-name="standard">
      <style:graphic-properties draw:fill-color="#99ccff" draw:fill-gradient-name="Gradient_20_7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 </meta:initial-creator>
    <meta:creation-date>2013-11-13T15:50:10</meta:creation-date>
    <dc:date>2013-11-27T13:40:58.113785110</dc:date>
    <dc:creator>Jon Stroop</dc:creator>
    <meta:editing-duration>PT5H36M</meta:editing-duration>
    <meta:editing-cycles>29</meta:editing-cycles>
    <meta:generator>LibreOffice/4.1.2.3$Linux_X86_64 LibreOffice_project/410m0$Build-3</meta:generator>
    <meta:document-statistic meta:object-count="110"/>
  </office:meta>
</office:document-meta>
</file>